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0.39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cm" svg:height="3cm" svg:x="3cm" svg:y="6.5cm">
          <text:p text:style-name="P1"><text:span text:style-name="T1">SPG</text:span></text:p>
          <text:p text:style-name="P1"><text:span text:style-name="T2">(DUT)</text:span></text:p>
        </draw:rect>
        <draw:line draw:style-name="gr2" draw:text-style-name="P3" draw:layer="layout" svg:x1="7cm" svg:y1="7cm" svg:x2="16cm" svg:y2="7cm">
          <text:p/>
        </draw:line>
        <draw:frame draw:style-name="gr3" draw:text-style-name="P5" draw:layer="layout" svg:width="2.187cm" svg:height="0.641cm" svg:x="7.313cm" svg:y="6.359cm">
          <draw:text-box>
            <text:p text:style-name="P4"><text:span text:style-name="T2">Blackburst</text:span></text:p>
          </draw:text-box>
        </draw:frame>
        <draw:line draw:style-name="gr2" draw:text-style-name="P3" draw:layer="layout" svg:x1="7cm" svg:y1="8.9cm" svg:x2="10cm" svg:y2="8.9cm">
          <text:p/>
        </draw:line>
        <draw:frame draw:style-name="gr3" draw:text-style-name="P5" draw:layer="layout" svg:width="2.187cm" svg:height="0.641cm" svg:x="7.313cm" svg:y="8.259cm">
          <draw:text-box>
            <text:p text:style-name="P4"><text:span text:style-name="T2">SD SDI</text:span></text:p>
          </draw:text-box>
        </draw:frame>
        <draw:rect draw:style-name="gr1" draw:text-style-name="P7" draw:layer="layout" svg:width="4cm" svg:height="3cm" svg:x="16cm" svg:y="6.5cm">
          <text:p text:style-name="P6"><text:span text:style-name="T1">Oscilloscope</text:span></text:p>
        </draw:rect>
        <draw:rect draw:style-name="gr1" draw:text-style-name="P2" draw:layer="layout" svg:width="3cm" svg:height="1.8cm" svg:x="10cm" svg:y="8cm">
          <text:p text:style-name="P1"><text:span text:style-name="T1">Converter</text:span></text:p>
          <text:p text:style-name="P1"><text:span text:style-name="T2">SD SDI to RGB</text:span></text:p>
        </draw:rect>
        <draw:line draw:style-name="gr2" draw:text-style-name="P3" draw:layer="layout" svg:x1="13cm" svg:y1="8.941cm" svg:x2="16cm" svg:y2="8.941cm">
          <text:p/>
        </draw:line>
        <draw:frame draw:style-name="gr3" draw:text-style-name="P5" draw:layer="layout" svg:width="2.187cm" svg:height="0.641cm" svg:x="13.313cm" svg:y="8.3cm">
          <draw:text-box>
            <text:p text:style-name="P4"><text:span text:style-name="T2">Gre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Holm Hansen</meta:initial-creator>
    <meta:creation-date>2008-06-23T08:00:16</meta:creation-date>
    <dc:creator>Thomas Holm Hansen</dc:creator>
    <dc:date>2008-06-23T08:11:34</dc:date>
    <meta:editing-cycles>2</meta:editing-cycles>
    <meta:editing-duration>PT11M1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